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true" fo:min-height="1.921cm" fo:min-width="7.388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_20__28_var_29_" svg:stroke-color="#80808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draw:fill-color="#ffffff" draw:textarea-horizontal-align="left" draw:auto-grow-width="tru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svg:stroke-color="#008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true" fo:min-height="0.981cm" fo:min-width="4.13cm"/>
    </style:style>
    <style:style style:name="P1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8000" fo:font-family="'DejaVu Sans'" style:font-family-generic="swiss" style:font-pitch="variable" fo:font-size="12pt" style:font-size-asian="12pt" style:font-size-complex="1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color="#008000" fo:font-family="'DejaVu Sans'" style:font-family-generic="swiss" style:font-pitch="variable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88cm" svg:height="2.171cm" svg:x="11.895cm" svg:y="8.9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measurelines" svg:width="4.58cm" svg:height="1.27cm" svg:x="1.5cm" svg:y="9.2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measurelines" svg:x1="1.635cm" svg:y1="8.62cm" svg:x2="19.415cm" svg:y2="8.62cm">
          <text:p/>
        </draw:line>
        <draw:line draw:style-name="gr3" draw:text-style-name="P3" draw:layer="measurelines" svg:x1="1.635cm" svg:y1="7.35cm" svg:x2="19.415cm" svg:y2="7.35cm">
          <text:p/>
        </draw:line>
        <draw:line draw:style-name="gr3" draw:text-style-name="P3" draw:layer="measurelines" svg:x1="1.635cm" svg:y1="6.08cm" svg:x2="19.415cm" svg:y2="6.08cm">
          <text:p/>
        </draw:line>
        <draw:frame draw:style-name="gr4" draw:text-style-name="P5" draw:layer="measurelines" svg:width="6.027cm" svg:height="0.747cm" svg:x="1.035cm" svg:y="5.276cm">
          <draw:text-box>
            <text:p text:style-name="P4"><text:span text:style-name="T1">Acteur #1: lance-roquette</text:span></text:p>
          </draw:text-box>
        </draw:frame>
        <draw:frame draw:style-name="gr4" draw:text-style-name="P5" draw:layer="measurelines" svg:width="3.859cm" svg:height="0.747cm" svg:x="1.036cm" svg:y="6.677cm">
          <draw:text-box>
            <text:p text:style-name="P4"><text:span text:style-name="T1">Acteur #2: tank</text:span></text:p>
          </draw:text-box>
        </draw:frame>
        <draw:frame draw:style-name="gr4" draw:text-style-name="P5" draw:layer="measurelines" svg:width="5.48cm" svg:height="0.747cm" svg:x="1.037cm" svg:y="7.978cm">
          <draw:text-box>
            <text:p text:style-name="P4"><text:span text:style-name="T1">Acteur #3: observateur</text:span></text:p>
          </draw:text-box>
        </draw:frame>
        <draw:frame draw:style-name="gr5" draw:text-style-name="P7" draw:layer="measurelines" svg:width="2.445cm" svg:height="1.133cm" svg:x="3.488cm" svg:y="9.29cm">
          <draw:text-box>
            <text:p text:style-name="P6"><text:span text:style-name="T2">Message </text:span></text:p>
            <text:p text:style-name="P6"><text:span text:style-name="T2">inter-acteurs</text:span></text:p>
          </draw:text-box>
        </draw:frame>
        <draw:line draw:style-name="gr6" draw:text-style-name="P3" draw:layer="measurelines" svg:x1="1.782cm" svg:y1="9.875cm" svg:x2="3.687cm" svg:y2="9.875cm">
          <text:p/>
        </draw:line>
        <draw:frame draw:style-name="gr7" draw:text-style-name="P8" draw:layer="measurelines" svg:width="2.805cm" svg:height="1.309cm" svg:x="17.51cm" svg:y="6.645cm">
          <draw:text-box>
            <text:p text:style-name="P4"><text:span text:style-name="T3">Temps de la</text:span></text:p>
            <text:p text:style-name="P4"><text:span text:style-name="T3">simulation</text:span></text:p>
          </draw:text-box>
        </draw:frame>
        <draw:line draw:style-name="gr6" draw:text-style-name="P3" draw:layer="measurelines" svg:x1="6.08cm" svg:y1="6.08cm" svg:x2="9.255cm" svg:y2="8.62cm">
          <text:p/>
        </draw:line>
        <draw:line draw:style-name="gr6" draw:text-style-name="P3" draw:layer="measurelines" svg:x1="6.081cm" svg:y1="6.08cm" svg:x2="6.715cm" svg:y2="7.35cm">
          <text:p/>
        </draw:line>
        <draw:custom-shape draw:style-name="gr8" draw:text-style-name="P1" draw:layer="measurelines" svg:width="4.63cm" svg:height="1.231cm" svg:x="6.565cm" svg:y="9.2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9" draw:layer="measurelines" svg:width="4.63cm" svg:height="1.309cm" svg:x="6.53cm" svg:y="9.255cm">
          <draw:text-box>
            <text:p text:style-name="P4"><text:span text:style-name="T4">M1: tir de la roquette</text:span></text:p>
            <text:p text:style-name="P4"><text:span text:style-name="T4">M2: explosion du tank</text:span></text:p>
          </draw:text-box>
        </draw:frame>
        <draw:line draw:style-name="gr6" draw:text-style-name="P3" draw:layer="measurelines" svg:x1="6.715cm" svg:y1="7.35cm" svg:x2="7.985cm" svg:y2="8.62cm">
          <text:p/>
        </draw:line>
        <draw:frame draw:style-name="gr5" draw:text-style-name="P7" draw:layer="measurelines" svg:width="0.989cm" svg:height="0.692cm" svg:x="5.493cm" svg:y="6.246cm">
          <draw:text-box>
            <text:p text:style-name="P4"><text:span text:style-name="T2">M1</text:span></text:p>
          </draw:text-box>
        </draw:frame>
        <draw:frame draw:style-name="gr5" draw:text-style-name="P7" draw:layer="measurelines" svg:width="0.989cm" svg:height="0.692cm" svg:x="7.35cm" svg:y="6.658cm">
          <draw:text-box>
            <text:p text:style-name="P4"><text:span text:style-name="T2">M1</text:span></text:p>
          </draw:text-box>
        </draw:frame>
        <draw:frame draw:style-name="gr5" draw:text-style-name="P7" draw:layer="measurelines" svg:width="0.989cm" svg:height="0.692cm" svg:x="6.361cm" svg:y="7.728cm">
          <draw:text-box>
            <text:p text:style-name="P4"><text:span text:style-name="T2">M2</text:span></text:p>
          </draw:text-box>
        </draw:frame>
        <draw:frame draw:style-name="gr5" draw:layer="measurelines" svg:width="7.085cm" svg:height="1.038cm" svg:x="7.985cm" svg:y="4.81cm">
          <draw:text-box>
            <text:p text:style-name="P4">Problèmes de causalité</text:p>
          </draw:text-box>
        </draw:frame>
        <draw:frame draw:style-name="gr5" draw:text-style-name="P9" draw:layer="layout" svg:width="8.338cm" svg:height="2.367cm" svg:x="11.775cm" svg:y="8.901cm">
          <draw:text-box>
            <text:p text:style-name="P4"><text:span text:style-name="T5">Incohérence</text:span><text:span text:style-name="T4"> : ici, du point de vue de</text:span></text:p>
            <text:p text:style-name="P4"><text:span text:style-name="T4">l'observateur (acteur #3), les effets </text:span></text:p>
            <text:p text:style-name="P4"><text:span text:style-name="T4">(explosion du tank) précédent les causes </text:span></text:p>
            <text:p text:style-name="P4"><text:span text:style-name="T4">(tir de la roquette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Olivier Boudeville</meta:initial-creator>
    <meta:creation-date>2008-11-12T14:01:20</meta:creation-date>
    <dc:creator>Olivier Boudeville</dc:creator>
    <dc:date>2011-01-24T11:25:45</dc:date>
    <meta:editing-cycles>7</meta:editing-cycles>
    <meta:editing-duration>PT22H54M47S</meta:editing-duration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